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1fa5" officeooo:paragraph-rsid="001d1fa5"/>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db36d"/>
    </style:style>
    <style:style style:name="P4" style:family="paragraph" style:parent-style-name="Text_20_body">
      <style:paragraph-properties fo:text-align="start" style:justify-single-word="false"/>
      <style:text-properties officeooo:paragraph-rsid="0025ddcb"/>
    </style:style>
    <style:style style:name="P5" style:family="paragraph" style:parent-style-name="Text_20_body">
      <style:paragraph-properties fo:text-align="start" style:justify-single-word="false"/>
      <style:text-properties officeooo:paragraph-rsid="0026e578"/>
    </style:style>
    <style:style style:name="P6" style:family="paragraph" style:parent-style-name="Title">
      <style:paragraph-properties fo:text-align="start" style:justify-single-word="false"/>
    </style:style>
    <style:style style:name="P7" style:family="paragraph" style:parent-style-name="Text_20_body">
      <style:paragraph-properties fo:text-align="start" style:justify-single-word="false"/>
      <style:text-properties officeooo:rsid="001f3174" officeooo:paragraph-rsid="001f3174"/>
    </style:style>
    <style:style style:name="P8" style:family="paragraph" style:parent-style-name="Text_20_body">
      <style:paragraph-properties fo:text-align="start" style:justify-single-word="false"/>
      <style:text-properties fo:font-style="normal" style:font-style-asian="normal" style:font-style-complex="normal"/>
    </style:style>
    <style:style style:name="P9" style:family="paragraph" style:parent-style-name="Text_20_body">
      <style:paragraph-properties fo:text-align="start" style:justify-single-word="false"/>
      <style:text-properties officeooo:rsid="002063f2" officeooo:paragraph-rsid="002063f2"/>
    </style:style>
    <style:style style:name="P10" style:family="paragraph" style:parent-style-name="Text_20_body">
      <style:paragraph-properties fo:text-align="start" style:justify-single-word="false"/>
      <style:text-properties officeooo:rsid="00217244" officeooo:paragraph-rsid="00217244"/>
    </style:style>
    <style:style style:name="P11" style:family="paragraph" style:parent-style-name="Text_20_body">
      <style:paragraph-properties fo:text-align="start" style:justify-single-word="false"/>
      <style:text-properties style:text-underline-style="none" officeooo:rsid="0028d604" officeooo:paragraph-rsid="0028d604"/>
    </style:style>
    <style:style style:name="P12" style:family="paragraph" style:parent-style-name="Heading_20_1" style:list-style-name="Numbering_20_123">
      <style:paragraph-properties fo:text-align="start" style:justify-single-word="false"/>
    </style:style>
    <style:style style:name="P13" style:family="paragraph" style:parent-style-name="Heading_20_2" style:list-style-name="Numbering_20_123">
      <style:paragraph-properties fo:text-align="start" style:justify-single-word="false"/>
    </style:style>
    <style:style style:name="P14" style:family="paragraph" style:parent-style-name="Heading_20_2" style:list-style-name="Numbering_20_123">
      <style:paragraph-properties fo:text-align="start" style:justify-single-word="false"/>
      <style:text-properties officeooo:rsid="0028e3e6" officeooo:paragraph-rsid="0028e3e6"/>
    </style:style>
    <style:style style:name="P15" style:family="paragraph" style:parent-style-name="Heading_20_3" style:list-style-name="Numbering_20_123">
      <style:paragraph-properties fo:text-align="start" style:justify-single-word="false"/>
    </style:style>
    <style:style style:name="P16" style:family="paragraph" style:parent-style-name="Heading_20_3" style:list-style-name="Numbering_20_123">
      <style:paragraph-properties fo:text-align="start" style:justify-single-word="false"/>
      <style:text-properties officeooo:rsid="0028e3e6" officeooo:paragraph-rsid="0028e3e6"/>
    </style:style>
    <style:style style:name="P17" style:family="paragraph" style:parent-style-name="Text_20_body">
      <style:paragraph-properties fo:text-align="start" style:justify-single-word="false"/>
      <style:text-properties officeooo:rsid="002063f2" officeooo:paragraph-rsid="002063f2"/>
    </style:style>
    <style:style style:name="P18" style:family="paragraph" style:parent-style-name="Text_20_body">
      <style:paragraph-properties fo:text-align="start" style:justify-single-word="false"/>
      <style:text-properties officeooo:paragraph-rsid="0028e3e6"/>
    </style:style>
    <style:style style:name="P19" style:family="paragraph" style:parent-style-name="Text_20_body">
      <style:paragraph-properties fo:text-align="start" style:justify-single-word="false"/>
      <style:text-properties officeooo:rsid="0028e3e6" officeooo:paragraph-rsid="0028e3e6"/>
    </style:style>
    <style:style style:name="T1" style:family="text">
      <style:text-properties officeooo:rsid="001d1fa5"/>
    </style:style>
    <style:style style:name="T2" style:family="text">
      <style:text-properties officeooo:rsid="001db36d"/>
    </style:style>
    <style:style style:name="T3" style:family="text">
      <style:text-properties officeooo:rsid="001f3174"/>
    </style:style>
    <style:style style:name="T4" style:family="text">
      <style:text-properties officeooo:rsid="002063f2"/>
    </style:style>
    <style:style style:name="T5" style:family="text">
      <style:text-properties officeooo:rsid="00236d2a"/>
    </style:style>
    <style:style style:name="T6" style:family="text">
      <style:text-properties officeooo:rsid="0023ed3a"/>
    </style:style>
    <style:style style:name="T7" style:family="text">
      <style:text-properties officeooo:rsid="0025ddcb"/>
    </style:style>
    <style:style style:name="T8" style:family="text">
      <style:text-properties officeooo:rsid="0026e578"/>
    </style:style>
    <style:style style:name="T9" style:family="text">
      <style:text-properties officeooo:rsid="0028d604"/>
    </style:style>
    <style:style style:name="T10" style:family="text">
      <style:text-properties officeooo:rsid="0028e3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forme <text:span text:style-name="T1">Crítico de Diseño</text:span></text:p>
      <text:list xml:id="list1764552609" text:style-name="Numbering_20_123">
        <text:list-item>
          <text:h text:style-name="P12" text:outline-level="1"><text:bookmark-start text:name="__RefHeading___Toc191_216400848"/>Introducción<text:bookmark-end text:name="__RefHeading___Toc191_216400848"/></text:h>
        </text:list-item>
      </text:list>
      <text:p text:style-name="P4"><text:span text:style-name="T5">El equipo </text:span><text:span text:style-name="T9">Laikata Team</text:span><text:span text:style-name="T5"> el cual está elaborando el proyecto Laikata es un grupo de 5 jóvenes de edades entre 15 y 17 años con un objetivo común que es el desarrollo satisfactorio de </text:span><text:span text:style-name="T6">est</text:span><text:span text:style-name="T7">a idea</text:span><text:span text:style-name="T6">. </text:span><text:span text:style-name="T7">No obstante, para realizar este proyecto es necesario un trabajo extenso donde se aplican muchas horas por lo cual el trabajo </text:span><text:span text:style-name="T8">extracurricular es necesario.</text:span></text:p>
      <text:p text:style-name="P4"><text:span text:style-name="T6">El objetivo de </text:span><text:span text:style-name="T7">este </text:span><text:span text:style-name="T6">es poder llegar a controlar el vuelo de la lata mientras cae utilizando un sistema de motor-hélice </text:span><text:span text:style-name="T7">de forma autónoma. </text:span><text:span text:style-name="T8">También se ha evaluado y corroborado la capacidad de dirigir de la lata desde la base para guiarla en la dirección que queramos en cualquier momento.</text:span></text:p>
      <text:p text:style-name="P5"><text:span text:style-name="T9">La</text:span><text:span text:style-name="T8"> lata utiliza un sistema GPS gracias al cual le es otorgada la ubicación a la que debe llegar y mediante el mecanismo </text:span><text:span text:style-name="T9">del </text:span><text:span text:style-name="T8">motor-hélice dirigirse a la dirección correspondiente.</text:span></text:p>
      <text:list xml:id="list223953141113734" text:continue-numbering="true" text:style-name="Numbering_20_123">
        <text:list-item>
          <text:h text:style-name="P12" text:outline-level="1"><text:bookmark-start text:name="__RefHeading___Toc193_216400848"/>Misión Primaria y Secundaria<text:bookmark-end text:name="__RefHeading___Toc193_216400848"/></text:h>
        </text:list-item>
      </text:list>
      <text:p text:style-name="P11"/>
      <text:list xml:id="list223954447077021" text:continue-numbering="true" text:style-name="Numbering_20_123">
        <text:list-item>
          <text:list>
            <text:list-item>
              <text:h text:style-name="P13" text:outline-level="2"><text:bookmark-start text:name="__RefHeading___Toc195_216400848"/>Misión Primaria<text:bookmark-end text:name="__RefHeading___Toc195_216400848"/></text:h>
              <text:list>
                <text:list-item>
                  <text:h text:style-name="P15" text:outline-level="3"><text:bookmark-start text:name="__RefHeading___Toc197_216400848"/>Medida de presión atmosférica y temperatura<text:bookmark-end text:name="__RefHeading___Toc197_216400848"/></text:h>
                </text:list-item>
              </text:list>
            </text:list-item>
          </text:list>
        </text:list-item>
      </text:list>
      <text:p text:style-name="P3"><text:span text:style-name="T2">La medición de la presión atmosférica </text:span><text:span text:style-name="T3">se realizará con el sensor BMP280 mientras que la</text:span><text:span text:style-name="T2"> temperatura se </text:span><text:span text:style-name="T3">medirá </text:span><text:span text:style-name="T2">con el sensor </text:span><text:span text:style-name="T3">DHT22. Todos estos datos serán notificados a la estación tierra mediante un protocolo propio.</text:span></text:p>
      <text:list xml:id="list223954133659531" text:continue-numbering="true" text:style-name="Numbering_20_123">
        <text:list-item>
          <text:list>
            <text:list-item>
              <text:list>
                <text:list-item>
                  <text:h text:style-name="P15" text:outline-level="3"><text:bookmark-start text:name="__RefHeading___Toc199_216400848"/>Diseño del paracaídas<text:bookmark-end text:name="__RefHeading___Toc199_216400848"/></text:h>
                </text:list-item>
              </text:list>
            </text:list-item>
          </text:list>
        </text:list-item>
      </text:list>
      <text:p text:style-name="P7">Hemos decidido ir con un diseño hemisférico, <text:span text:style-name="T4">ya que es el diseño de mayor eficiencia. E</text:span>l material de la tela [ALGO]. Los cables que enlazan la lata con el paracaídas son de <text:span text:style-name="T4">[MATERIAL]</text:span></text:p>
      <text:list xml:id="list223954053492293" text:continue-numbering="true" text:style-name="Numbering_20_123">
        <text:list-item>
          <text:list>
            <text:list-item>
              <text:list>
                <text:list-item>
                  <text:h text:style-name="P15" text:outline-level="3"><text:bookmark-start text:name="__RefHeading___Toc201_216400848"/>Análisis de datos<text:bookmark-end text:name="__RefHeading___Toc201_216400848"/></text:h>
                </text:list-item>
              </text:list>
            </text:list-item>
            <text:list-item>
              <text:h text:style-name="P13" text:outline-level="2"><text:bookmark-start text:name="__RefHeading___Toc203_216400848"/>Diseño de la carcasa<text:bookmark-end text:name="__RefHeading___Toc203_216400848"/></text:h>
            </text:list-item>
          </text:list>
        </text:list-item>
      </text:list>
      <text:p text:style-name="P2"/>
      <text:list xml:id="list223954089335337" text:continue-numbering="true" text:style-name="Numbering_20_123">
        <text:list-item>
          <text:list>
            <text:list-item>
              <text:h text:style-name="P13" text:outline-level="2"><text:bookmark-start text:name="__RefHeading___Toc205_216400848"/>Misión Secundaria<text:bookmark-end text:name="__RefHeading___Toc205_216400848"/></text:h>
            </text:list-item>
          </text:list>
        </text:list-item>
      </text:list>
      <text:p text:style-name="P9">La misión secundaria del Laikata será la conducción autónoma en el aire, con opción de control remoto. Utilizando el sistema GPS y un piloto a bordo, el Laikata se dirigirá hacia las coordinadas establecidas haciendo uso de una hélice trasera, que será desplegada al iniciar la caída. Si fuera necesario, se puede mover el motor remotamente a través de un protocolo por radio.</text:p>
      <text:list xml:id="list223953727466289" text:continue-numbering="true" text:style-name="Numbering_20_123">
        <text:list-item>
          <text:list>
            <text:list-item>
              <text:h text:style-name="P14" text:outline-level="2"><text:bookmark-start text:name="__RefHeading___Toc205_216400848 Kopie 1"/><text:soft-page-break/>Estación de Base<text:bookmark-end text:name="__RefHeading___Toc205_216400848 Kopie 1"/></text:h>
            </text:list-item>
          </text:list>
        </text:list-item>
      </text:list>
      <text:p text:style-name="P19">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list xml:id="list223953995037272" text:continue-numbering="true" text:style-name="Numbering_20_123">
        <text:list-item>
          <text:list>
            <text:list-item>
              <text:list>
                <text:list-item>
                  <text:h text:style-name="P16" text:outline-level="3"><text:bookmark-start text:name="__RefHeading___Toc201_216400848 Kopie 1"/>Antena Yagi<text:bookmark-end text:name="__RefHeading___Toc201_216400848 Kopie 1"/></text:h>
                </text:list-item>
              </text:list>
            </text:list-item>
          </text:list>
        </text:list-item>
      </text:list>
      <text:p text:style-name="P18">La antena Yagi es un componente esencial de la Estación de Base. Tiene la capacidad de apuntar automáticamente a <text:span text:style-name="T10">Laikata</text:span> y recibir la señal de radio durante el lanzamiento y la trayectoria. La antena Yagi se compone de un elemento radiante y varios elementos directores que optimizan la recepción de señales con una ganancia direccional. </text:p>
      <text:list xml:id="list223954563150820" text:continue-numbering="true" text:style-name="Numbering_20_123">
        <text:list-item>
          <text:list>
            <text:list-item>
              <text:list>
                <text:list-item>
                  <text:h text:style-name="P16" text:outline-level="3"><text:bookmark-start text:name="__RefHeading___Toc201_216400848 Kopie 1 Kopie 1"/>Servidor<text:bookmark-end text:name="__RefHeading___Toc201_216400848 Kopie 1 Kopie 1"/></text:h>
                </text:list-item>
              </text:list>
            </text:list-item>
          </text:list>
        </text:list-item>
      </text:list>
      <text:p text:style-name="P19">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list xml:id="list223953161964367" text:continue-numbering="true" text:style-name="Numbering_20_123">
        <text:list-item>
          <text:list>
            <text:list-item>
              <text:list>
                <text:list-item>
                  <text:h text:style-name="P16" text:outline-level="3"><text:bookmark-start text:name="__RefHeading___Toc201_216400848 Kopie 1 Kopie 1 Kopie 1"/>Interfaz<text:bookmark-end text:name="__RefHeading___Toc201_216400848 Kopie 1 Kopie 1 Kopie 1"/></text:h>
                </text:list-item>
              </text:list>
            </text:list-item>
          </text:list>
        </text:list-item>
      </text:list>
      <text:p text:style-name="P18">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10">Laikata</text:span> y la altitud actual, lo que lo convierte en una parte importante de la interfaz de usuario.</text:p>
      <text:p text:style-name="Text_20_body">La sección de datos generales muestra información detallada sobre <text:span text:style-name="T10">Laikata</text:span>, incluyendo información ambiental, la velocidad y la altitud actual, así como información sobre la batería restante y el tiempo estimado de llegada. Esta sección es importante para tener una visión general del estado actual del cohete.</text:p>
      <text:p text:style-name="Text_20_body">El gráfico de altura y el gráfico de velocidad muestran información en tiempo real sobre <text:span text:style-name="T10">Laikata</text:span> durante su lanzamiento y trayectoria. Ambos gráficos son importantes para monitorear el progreso del <text:span text:style-name="T10">Laikata</text:span> en términos de altura y velocidad, proporcionando información visual clara y actualizada para los usuarios de la Estación de Base. </text:p>
      <text:p text:style-name="P18"/>
      <text:p text:style-name="P18"/>
      <text:list xml:id="list223953650379627" text:continue-numbering="true" text:style-name="Numbering_20_123">
        <text:list-item>
          <text:h text:style-name="P12" text:outline-level="1"><text:bookmark-start text:name="__RefHeading___Toc207_216400848"/>Planificación<text:bookmark-end text:name="__RefHeading___Toc207_216400848"/></text:h>
        </text:list-item>
      </text:list>
      <text:p text:style-name="P9">La organización del trabajo se ha planificado mediante un diagrama de Gantt, que describe el conjunto de nuestros objetivos y los divide entre los distintos miembros del equipo. Hemos utilizado la herramienta</text:p>
      <text:list xml:id="list223954476259653" text:continue-numbering="true" text:style-name="Numbering_20_123">
        <text:list-item>
          <text:h text:style-name="P12" text:outline-level="1"><text:bookmark-start text:name="__RefHeading___Toc209_216400848"/><text:soft-page-break/>Presupuesto<text:bookmark-end text:name="__RefHeading___Toc209_216400848"/></text:h>
        </text:list-item>
        <text:list-item>
          <text:h text:style-name="P12" text:outline-level="1"><text:bookmark-start text:name="__RefHeading___Toc211_216400848"/>Plan de difusión y patrocinio<text:bookmark-end text:name="__RefHeading___Toc211_216400848"/></text:h>
        </text:list-item>
      </text:list>
      <text:p text:style-name="P10">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list xml:id="list223953526380327" text:continue-numbering="true" text:style-name="Numbering_20_123">
        <text:list-item>
          <text:h text:style-name="P12" text:outline-level="1"><text:bookmark-start text:name="__RefHeading___Toc213_216400848"/>Recursos utilizados<text:bookmark-end text:name="__RefHeading___Toc213_216400848"/></text:h>
        </text:list-item>
      </text:list>
      <text:p text:style-name="P8"><text:a xlink:type="simple" xlink:href="http://scottbryce.com/parachute/spherical_parachute.html" text:style-name="Internet_20_link" text:visited-style-name="Visited_20_Internet_20_Link">http://scottbryce.com/parachute/spherical_parachute.htm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haracter_5f_20_5f_style" style:display-name="Character_20_style"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1fa5" officeooo:paragraph-rsid="001d1fa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nSat Spain 2023<text:tab/>Laikata<text:tab/>Informe Crítico de Diseño</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2T18:56:51.503000000</meta:creation-date>
    <dc:date>2023-03-28T22:39:52.729000000</dc:date>
    <meta:editing-duration>PT1H29M48S</meta:editing-duration>
    <meta:editing-cycles>2</meta:editing-cycles>
    <meta:generator>LibreOffice/7.5.0.3$Windows_X86_64 LibreOffice_project/c21113d003cd3efa8c53188764377a8272d9d6de</meta:generator>
    <meta:document-statistic meta:table-count="0" meta:image-count="0" meta:object-count="0" meta:page-count="3" meta:paragraph-count="33" meta:word-count="785" meta:character-count="4927" meta:non-whitespace-character-count="4155"/>
  </office:meta>
</office:document-meta>
</file>